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4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cm" svg:height="4.4cm" draw:transform="skewX (-9.00302603400195E-017) rotate (-0.738274273593602) translate (11.609cm 4.809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7cm" svg:y1="8.1cm" svg:x2="5.5cm" svg:y2="8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8:20:17.374733481</meta:creation-date>
    <dc:date>2019-09-25T18:28:38.975318518</dc:date>
    <meta:editing-duration>PT6M44S</meta:editing-duration>
    <meta:editing-cycles>2</meta:editing-cycles>
    <meta:generator>LibreOffice/6.0.7.3$Linux_X86_64 LibreOffice_project/00m0$Build-3</meta:generator>
    <meta:document-statistic meta:object-count="2"/>
  </office:meta>
</office:document-meta>
</file>